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42" calcext:value-type="float">
            <text:p>242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7T15:02:06.602443000</dc:date>
    <meta:editing-duration>PT6H50M48S</meta:editing-duration>
    <meta:editing-cycles>45</meta:editing-cycles>
    <meta:document-statistic meta:table-count="1" meta:cell-count="196" meta:object-count="0"/>
  </office:meta>
</office:document-meta>
</file>